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2" style:family="text">
      <style:text-properties fo:font-family="'Liberation Sans'" style:font-family-generic="roman" style:font-pitch="variable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45cm" svg:height="4.686cm" svg:x="5.279cm" svg:y="0.166cm">
            <draw:text-box>
              <text:p text:style-name="P1">R1 controls s1</text:p>
              <text:p text:style-name="P1">P1|R1 says s1</text:p>
              <text:p text:style-name="P1">P1 reps R1 on s1</text:p>
              <text:p text:style-name="P1">s1 <text:span text:style-name="T1">É</text:span><text:span text:style-name="T2"> s2</text:span></text:p>
              <text:p text:style-name="P1"><text:span text:style-name="T2">-----------------</text:span></text:p>
              <text:p text:style-name="P1"><text:span text:style-name="T2">P2|R2 says s2</text:span></text:p>
            </draw:text-box>
          </draw:frame>
          <draw:custom-shape draw:style-name="gr2" draw:text-style-name="P1" draw:layer="layout" svg:width="4.826cm" svg:height="1.905cm" svg:x="10.763cm" svg:y="1.508cm">
            <text:p text:style-name="P1">P2|R2 says s2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1" draw:layer="layout" svg:width="5.064cm" svg:height="1.905cm" svg:x="0.2cm" svg:y="1.501cm">
            <text:p text:style-name="P1">P1|R1 says s1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20:38:53</meta:creation-date>
    <dc:date>2012-09-18T20:44:27</dc:date>
    <meta:editing-duration>P0D</meta:editing-duration>
    <meta:editing-cycles>1</meta:editing-cycles>
    <meta:document-statistic meta:object-count="4"/>
    <meta:generator>LibreOffice/3.5$Linux_X86_64 LibreOffice_project/350m1$Build-2</meta:generator>
  </office:meta>
</office:document-meta>
</file>